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aining_neutral_1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neutral_2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neutral_3</text:p>
          </table:table-cell>
          <table:covered-table-cell/>
          <table:table-cell office:value-type="string" calcext:value-type="string">
            <text:p>Mark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enc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ilence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ilence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lence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ilence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Silence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lence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Silence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lenc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Silence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ilenc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eutral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eutral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tral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Neutral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Neutral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eutral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Neutral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utral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Neutral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eutral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Neutral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eutral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eutral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utral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eutral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eutral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eutral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2:41:07.459405239</meta:creation-date>
    <dc:date>2016-01-07T12:57:23.056088903</dc:date>
    <meta:editing-duration>PT16M9S</meta:editing-duration>
    <meta:editing-cycles>18</meta:editing-cycles>
    <meta:generator>LibreOffice/4.4.6.3$Linux_X86_64 LibreOffice_project/40m0$Build-3</meta:generator>
    <meta:document-statistic meta:table-count="1" meta:cell-count="1458" meta:object-count="0"/>
  </office:meta>
</office:document-meta>
</file>